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Heading_20_1">
      <style:paragraph-properties fo:break-before="page"/>
      <style:text-properties officeooo:rsid="000df285" officeooo:paragraph-rsid="000df285"/>
    </style:style>
    <style:style style:name="P5" style:family="paragraph" style:parent-style-name="Heading_20_1" style:list-style-name="">
      <style:text-properties officeooo:rsid="000df285" officeooo:paragraph-rsid="000df285"/>
    </style:style>
    <style:style style:name="P6" style:family="paragraph" style:parent-style-name="Heading_20_1">
      <style:paragraph-properties fo:break-before="page"/>
      <style:text-properties officeooo:paragraph-rsid="000df285"/>
    </style:style>
    <style:style style:name="P7" style:family="paragraph" style:parent-style-name="Heading_20_1">
      <style:paragraph-properties fo:break-before="page"/>
      <style:text-properties officeooo:rsid="000fa2d9" officeooo:paragraph-rsid="000fa2d9"/>
    </style:style>
    <style:style style:name="P8" style:family="paragraph" style:parent-style-name="Heading_20_2">
      <style:text-properties officeooo:rsid="000df285" officeooo:paragraph-rsid="000df285"/>
    </style:style>
    <style:style style:name="P9" style:family="paragraph" style:parent-style-name="Standard">
      <style:paragraph-properties fo:text-align="start" style:justify-single-word="false"/>
      <style:text-properties officeooo:rsid="000c1839" officeooo:paragraph-rsid="000c1839"/>
    </style:style>
    <style:style style:name="P1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0df285" officeooo:paragraph-rsid="000df285"/>
    </style:style>
    <style:style style:name="P12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officeooo:rsid="000df285" officeooo:paragraph-rsid="000df285"/>
    </style:style>
    <style:style style:name="P13" style:family="paragraph" style:parent-style-name="Text_20_body">
      <style:text-properties officeooo:paragraph-rsid="000df285"/>
    </style:style>
    <style:style style:name="T1" style:family="text">
      <style:text-properties officeooo:rsid="000df28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echnologie i oprogramowanie chmurowe</text:p>
      <text:p text:style-name="P9">Projekt</text:p>
      <text:p text:style-name="P9">Bazan Michał – 163881</text:p>
      <text:p text:style-name="P9"/>
      <text:p text:style-name="P9"/>
      <text:p text:style-name="P11">Temat:</text:p>
      <text:p text:style-name="P12">Konteneryzacja – Docker. Różnica między Docker Compose i Docker Swarm (konfigurowania wielu kontenerów na tym samym hoście, narzędzie do orkiestracji kontenerów).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3">Spis treści</text:p>
          </text:index-title>
          <text:p text:style-name="P1"><text:a xlink:type="simple" xlink:href="#__RefHeading___Toc106_1901145865" text:style-name="Index_20_Link" text:visited-style-name="Index_20_Link">Konteneryzacja<text:tab/>3</text:a></text:p>
          <text:p text:style-name="P1"><text:a xlink:type="simple" xlink:href="#__RefHeading___Toc108_1901145865" text:style-name="Index_20_Link" text:visited-style-name="Index_20_Link">Docker<text:tab/>4</text:a></text:p>
          <text:p text:style-name="P1"><text:a xlink:type="simple" xlink:href="#__RefHeading___Toc120_1901145865" text:style-name="Index_20_Link" text:visited-style-name="Index_20_Link">Orkiestracja kontenerów<text:tab/>5</text:a></text:p>
          <text:p text:style-name="P1"><text:a xlink:type="simple" xlink:href="#__RefHeading___Toc110_1901145865" text:style-name="Index_20_Link" text:visited-style-name="Index_20_Link">Charakterystyka i przykłady implementacji<text:tab/>6</text:a></text:p>
          <text:p text:style-name="P2"><text:a xlink:type="simple" xlink:href="#__RefHeading___Toc112_1901145865" text:style-name="Index_20_Link" text:visited-style-name="Index_20_Link">Instalacja oprogramowania Docker<text:tab/>6</text:a></text:p>
          <text:p text:style-name="P2"><text:a xlink:type="simple" xlink:href="#__RefHeading___Toc114_1901145865" text:style-name="Index_20_Link" text:visited-style-name="Index_20_Link">Docker Compose<text:tab/>6</text:a></text:p>
          <text:p text:style-name="P2"><text:a xlink:type="simple" xlink:href="#__RefHeading___Toc116_1901145865" text:style-name="Index_20_Link" text:visited-style-name="Index_20_Link">Docker Swarm<text:tab/>6</text:a></text:p>
          <text:p text:style-name="P1"><text:a xlink:type="simple" xlink:href="#__RefHeading___Toc118_1901145865" text:style-name="Index_20_Link" text:visited-style-name="Index_20_Link">Porównanie<text:tab/>7</text:a></text:p>
        </text:index-body>
      </text:table-of-content>
      <text:p text:style-name="P9"/>
      <text:h text:style-name="P4" text:outline-level="1"><text:bookmark-start text:name="__RefHeading___Toc106_1901145865"/>Konteneryzacja<text:bookmark-end text:name="__RefHeading___Toc106_1901145865"/></text:h>
      <text:p text:style-name="P13"/>
      <text:h text:style-name="P5" text:outline-level="1"/>
      <text:h text:style-name="P4" text:outline-level="1"><text:bookmark-start text:name="__RefHeading___Toc108_1901145865"/>Docker<text:bookmark-end text:name="__RefHeading___Toc108_1901145865"/></text:h>
      <text:p text:style-name="P13"/>
      <text:h text:style-name="P7" text:outline-level="1"><text:bookmark-start text:name="__RefHeading___Toc120_1901145865"/>Orkiestracja kontenerów<text:bookmark-end text:name="__RefHeading___Toc120_1901145865"/></text:h>
      <text:h text:style-name="P4" text:outline-level="1"><text:bookmark-start text:name="__RefHeading___Toc110_1901145865"/>Charakterystyka i przykłady implementacji<text:bookmark-end text:name="__RefHeading___Toc110_1901145865"/></text:h>
      <text:h text:style-name="P8" text:outline-level="2"><text:bookmark-start text:name="__RefHeading___Toc112_1901145865"/>Instalacja oprogramowania Docker<text:bookmark-end text:name="__RefHeading___Toc112_1901145865"/></text:h>
      <text:h text:style-name="P8" text:outline-level="2"><text:bookmark-start text:name="__RefHeading___Toc114_1901145865"/>Docker Compose<text:bookmark-end text:name="__RefHeading___Toc114_1901145865"/></text:h>
      <text:h text:style-name="P8" text:outline-level="2"><text:bookmark-start text:name="__RefHeading___Toc116_1901145865"/>Docker Swarm<text:bookmark-end text:name="__RefHeading___Toc116_1901145865"/></text:h>
      <text:p text:style-name="P13"/>
      <text:p text:style-name="P13"/>
      <text:h text:style-name="P6" text:outline-level="1"><text:bookmark-start text:name="__RefHeading___Toc118_1901145865"/><text:span text:style-name="T1">Porównanie</text:span><text:bookmark-end text:name="__RefHeading___Toc118_1901145865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47:17.729128349</meta:creation-date>
    <dc:date>2024-03-19T22:55:27.442889879</dc:date>
    <meta:editing-duration>PT8M7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7" meta:paragraph-count="22" meta:word-count="71" meta:character-count="564" meta:non-whitespace-character-count="513"/>
  </office:meta>
</office:document-meta>
</file>